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09161"/>
    </style:style>
    <style:style style:name="T1" style:family="text">
      <style:text-properties officeooo:rsid="0010085d"/>
    </style:style>
    <style:style style:name="T2" style:family="text">
      <style:text-properties fo:language="pl" fo:country="PL" officeooo:rsid="001008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I</text:p>
      <text:p text:style-name="P1">Projekt 3: 1-warstwowa sieć neuronowa</text:p>
      <text:p text:style-name="Standard"/>
      <text:p text:style-name="Standard">Zaimplementuj 1-warstwową sieć neuronową, która rozpoznaje w jakim języku jest</text:p>
      <text:p text:style-name="Standard">napisany dany tekst. Program ma działać dla dowolnej(nieznanej) liczby języków.</text:p>
      <text:p text:style-name="Standard"/>
      <text:p text:style-name="P2"><text:span text:style-name="T1">Wektor wejściowy składa się z </text:span>26 element<text:span text:style-name="T1">ów. Każda </text:span><text:span text:style-name="T2">współrzędna</text:span> <text:span text:style-name="T1">jest </text:span>reprezentacją proporcji występowania w tekście <text:span text:style-name="T1">jedenj z</text:span> liter alfabetu (tylko ascii). Sieć powinna posiadać tyle neuronów ile jest języków. Ich liczba powinna być rozpoznawana na podstawie zbioru treningowego. </text:p>
      <text:p text:style-name="P2"/>
      <text:p text:style-name="P2">Do obliczenia wyjścia wykorzystaj selektor maximum. Wektor wag oraz wejścia można</text:p>
      <text:p text:style-name="Standard">znormalizować.</text:p>
      <text:p text:style-name="Standard"/>
      <text:p text:style-name="Standard"/>
      <text:p text:style-name="Standard">Utwórz zbiór testowy i treningowy (np z artykułów z Wikipedii) <text:span text:style-name="T1">składający się z kilkunastu plików w różnych językach</text:span>. Każdy plik powinien być</text:p>
      <text:p text:style-name="Standard">przechowywany w folderze, którego nazwa reprezentuje język (pl, en, de...), tak aby</text:p>
      <text:p text:style-name="Standard">program mógł automatycznie rozpoznać ile jest języków. Program dla każdego pliku w</text:p>
      <text:p text:style-name="Standard">zbiorze testowym podaje w jakim jest napisany języku. Oprócz tego powinien umożliwiać</text:p>
      <text:p text:style-name="Standard">użytkownikowi wprowadzenie własnego teks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22:33:37.044661424</meta:creation-date>
    <dc:date>2022-03-29T12:08:46.462809872</dc:date>
    <meta:editing-duration>P1DT5H36M2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38" meta:character-count="1003" meta:non-whitespace-character-count="876"/>
  </office:meta>
</office:document-meta>
</file>